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officeooo:paragraph-rsid="000fb657"/>
    </style:style>
    <style:style style:name="P2" style:family="paragraph" style:parent-style-name="Contents_20_1">
      <style:paragraph-properties>
        <style:tab-stops>
          <style:tab-stop style:position="16cm" style:type="right" style:leader-style="dotted" style:leader-text="."/>
        </style:tab-stops>
      </style:paragraph-properties>
    </style:style>
    <style:style style:name="P3" style:family="paragraph" style:parent-style-name="Figure_20_Index_20_Heading">
      <style:paragraph-properties fo:text-align="start" style:justify-single-word="false"/>
    </style:style>
    <style:style style:name="P4" style:family="paragraph" style:parent-style-name="Standard">
      <style:paragraph-properties fo:text-align="center" style:justify-single-word="false"/>
      <style:text-properties officeooo:rsid="000ce44a" officeooo:paragraph-rsid="000ce44a"/>
    </style:style>
    <style:style style:name="P5" style:family="paragraph" style:parent-style-name="Standard">
      <style:paragraph-properties fo:text-align="center" style:justify-single-word="false"/>
      <style:text-properties officeooo:rsid="000ce44a" officeooo:paragraph-rsid="000ea075"/>
    </style:style>
    <style:style style:name="P6" style:family="paragraph" style:parent-style-name="Standard">
      <style:paragraph-properties fo:text-align="start" style:justify-single-word="false"/>
      <style:text-properties officeooo:rsid="000ce44a" officeooo:paragraph-rsid="000ce44a"/>
    </style:style>
    <style:style style:name="P7" style:family="paragraph" style:parent-style-name="Standard">
      <style:paragraph-properties fo:text-align="center" style:justify-single-word="false"/>
      <style:text-properties officeooo:rsid="000df131" officeooo:paragraph-rsid="000df131"/>
    </style:style>
    <style:style style:name="P8"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2.011cm"/>
        </style:tab-stops>
      </style:paragraph-properties>
      <style:text-properties officeooo:rsid="000ea075" officeooo:paragraph-rsid="000ea075"/>
    </style:style>
    <style:style style:name="P9" style:family="paragraph" style:parent-style-name="Standard" style:master-page-name="">
      <loext:graphic-properties draw:fill="none"/>
      <style:paragraph-properties fo:margin-left="7.999cm" fo:margin-right="0cm" fo:text-align="justify" style:justify-single-word="false" fo:text-indent="0cm" style:auto-text-indent="false" style:page-number="auto" fo:background-color="transparent"/>
      <style:text-properties officeooo:rsid="000ea075" officeooo:paragraph-rsid="000ea075"/>
    </style:style>
    <style:style style:name="P10" style:family="paragraph" style:parent-style-name="Standard">
      <loext:graphic-properties draw:fill="none"/>
      <style:paragraph-properties fo:margin-left="7.999cm" fo:margin-right="0cm" fo:text-align="justify" style:justify-single-word="false" fo:text-indent="0cm" style:auto-text-indent="false" fo:background-color="transparent"/>
      <style:text-properties officeooo:rsid="000ea075" officeooo:paragraph-rsid="000ea075"/>
    </style:style>
    <style:style style:name="P11"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2.011cm"/>
        </style:tab-stops>
      </style:paragraph-properties>
      <style:text-properties officeooo:rsid="000ea075" officeooo:paragraph-rsid="000ea075"/>
    </style:style>
    <style:style style:name="P12" style:family="paragraph" style:parent-style-name="Text_20_body">
      <loext:graphic-properties draw:fill-gradient-name="gradient" draw:fill-hatch-name="hatch"/>
      <style:paragraph-properties fo:margin-left="0cm" fo:margin-right="0cm" fo:margin-top="0.101cm" fo:margin-bottom="0.101cm" style:contextual-spacing="false" fo:line-height="150%" fo:text-align="justify" style:justify-single-word="false" fo:text-indent="2cm" style:auto-text-indent="false"/>
      <style:text-properties style:font-name="Arial1" fo:font-size="12pt" officeooo:rsid="0010fe8c" officeooo:paragraph-rsid="00119ce3" style:font-size-asian="12pt" style:font-size-complex="12pt"/>
    </style:style>
    <style:style style:name="P13" style:family="paragraph" style:parent-style-name="Text_20_body">
      <loext:graphic-properties draw:fill-gradient-name="gradient" draw:fill-hatch-name="hatch"/>
      <style:paragraph-properties fo:margin-left="0cm" fo:margin-right="0cm" fo:margin-top="0.101cm" fo:margin-bottom="0.101cm" style:contextual-spacing="false" fo:line-height="150%" fo:text-align="justify" style:justify-single-word="false" fo:text-indent="2cm" style:auto-text-indent="false"/>
      <style:text-properties style:font-name="Arial1" fo:font-size="12pt" officeooo:rsid="00124d50" officeooo:paragraph-rsid="00119ce3" style:font-size-asian="12pt" style:font-size-complex="12pt"/>
    </style:style>
    <style:style style:name="P14" style:family="paragraph" style:parent-style-name="Text_20_body">
      <loext:graphic-properties draw:fill-gradient-name="gradient" draw:fill-hatch-name="hatch"/>
      <style:paragraph-properties fo:margin-left="0cm" fo:margin-right="0cm" fo:margin-top="0.101cm" fo:margin-bottom="0.101cm" style:contextual-spacing="false" fo:line-height="150%" fo:text-align="justify" style:justify-single-word="false" fo:text-indent="2cm" style:auto-text-indent="false"/>
      <style:text-properties style:font-name="Arial1" fo:font-size="12pt" officeooo:paragraph-rsid="00119ce3"/>
    </style:style>
    <style:style style:name="P15" style:family="paragraph" style:parent-style-name="Heading_20_1">
      <style:text-properties style:font-name="Arial1" fo:font-size="14pt" style:font-size-asian="14pt" style:font-size-complex="14pt"/>
    </style:style>
    <style:style style:name="P16" style:family="paragraph" style:parent-style-name="Text_20_body">
      <style:text-properties style:font-name="Arial1" fo:font-size="14pt" style:font-size-asian="14pt" style:font-size-complex="14pt"/>
    </style:style>
    <style:style style:name="P17" style:family="paragraph" style:parent-style-name="Text_20_body">
      <loext:graphic-properties draw:fill-gradient-name="gradient" draw:fill-hatch-name="hatch"/>
      <style:paragraph-properties fo:margin-left="0cm" fo:margin-right="0cm" fo:margin-top="0.101cm" fo:margin-bottom="0.101cm" style:contextual-spacing="false" fo:line-height="150%" fo:text-align="justify" style:justify-single-word="false" fo:text-indent="2cm" style:auto-text-indent="false"/>
      <style:text-properties fo:font-variant="normal" fo:text-transform="none" fo:color="#000000" loext:opacity="100%" style:font-name="Arial1" fo:font-size="12pt" fo:letter-spacing="normal" fo:font-style="normal" fo:font-weight="normal" officeooo:rsid="0014224e" officeooo:paragraph-rsid="00119ce3" style:font-size-asian="12pt" style:font-size-complex="12pt"/>
    </style:style>
    <style:style style:name="T1" style:family="text">
      <style:text-properties officeooo:rsid="000fb657"/>
    </style:style>
    <style:style style:name="T2" style:family="text">
      <style:text-properties style:font-name="Arial1" fo:font-size="14pt" style:font-size-asian="14pt" style:font-size-complex="14pt"/>
    </style:style>
    <style:style style:name="T3" style:family="text">
      <style:text-properties fo:font-variant="normal" fo:text-transform="none" fo:color="#000000" loext:opacity="100%" fo:letter-spacing="normal" fo:font-style="normal" fo:font-weight="normal" style:font-size-asian="12pt" style:font-size-complex="12pt"/>
    </style:style>
    <style:style style:name="T4" style:family="text">
      <style:text-properties officeooo:rsid="00124d50"/>
    </style:style>
    <style:style style:name="T5" style:family="text">
      <style:text-properties officeooo:rsid="00124d50" style:font-size-asian="12pt" style:font-size-complex="12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UNIVERSIDADE DO OESTE DE SANTA CATARINA </text:p>
      <text:p text:style-name="P4"/>
      <text:p text:style-name="P4"/>
      <text:p text:style-name="P4"/>
      <text:p text:style-name="P4"/>
      <text:p text:style-name="P4"/>
      <text:p text:style-name="P4"/>
      <text:p text:style-name="P4"/>
      <text:p text:style-name="P4"/>
      <text:p text:style-name="P4"/>
      <text:p text:style-name="P4"/>
      <text:p text:style-name="P4">JEAN CARLOS GAVA BARP, MATHEUS FELIPE CHRISTMANN E MICHELL HENRIQUE DA SILVA SPAGNO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GAI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ão Miguel Do Oeste, Santa Catarina.</text:p>
      <text:p text:style-name="P5">2022</text:p>
      <text:p text:style-name="P4"><text:soft-page-break/></text:p>
      <text:p text:style-name="P7">JEAN CARLOS GAVA BARP, MATHEUS FELIPE CHRISTMANN E MICHEL HENRIQUE DA SILVA SPAGNOL</text:p>
      <text:p text:style-name="P7"/>
      <text:p text:style-name="P7"/>
      <text:p text:style-name="P7"/>
      <text:p text:style-name="P7"/>
      <text:p text:style-name="P7"/>
      <text:p text:style-name="P7"/>
      <text:p text:style-name="P7"/>
      <text:p text:style-name="P7"/>
      <text:p text:style-name="P7"/>
      <text:p text:style-name="P7">GAIA</text:p>
      <text:p text:style-name="P4"/>
      <text:p text:style-name="P4"/>
      <text:p text:style-name="P4"/>
      <text:p text:style-name="P4"/>
      <text:p text:style-name="P4"/>
      <text:p text:style-name="P4"/>
      <text:p text:style-name="P4"/>
      <text:p text:style-name="P4"/>
      <text:p text:style-name="P9">Projeto de construção de um sistema apresentado ao curso de bacharelado em Ciência da Computação da Universidade do Oeste de Santa Catarina <text:s/>– UNOESC.</text:p>
      <text:p text:style-name="P10"/>
      <text:p text:style-name="P10"/>
      <text:p text:style-name="P10"/>
      <text:p text:style-name="P10"/>
      <text:p text:style-name="P10"/>
      <text:p text:style-name="P8">Professor: Roberson Junior Fernandes Alve<text:span text:style-name="T1">s.</text:span></text:p>
      <text:p text:style-name="P8"/>
      <text:p text:style-name="P8"/>
      <text:p text:style-name="P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São Miguel do oeste – Santa Catarina</text:p>
      <text:p text:style-name="P11">2022</text:p>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3"><text:soft-page-break/>Índice de figuras</text:p>
          </text:index-title>
        </text:index-body>
      </text:illustration-index>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Sumário</text:p>
          </text:index-title>
          <text:p text:style-name="P2"><text:a xlink:type="simple" xlink:href="#__RefHeading___Toc321_2007774642" text:style-name="Index_20_Link" text:visited-style-name="Index_20_Link">INTRODUÇÃO<text:tab/>5</text:a></text:p>
          <text:p text:style-name="P2"><text:a xlink:type="simple" xlink:href="#__RefHeading___Toc323_2007774642" text:style-name="Index_20_Link" text:visited-style-name="Index_20_Link">DESENVOLVIMENTO<text:tab/>5</text:a></text:p>
          <text:p text:style-name="P2"><text:a xlink:type="simple" xlink:href="#__RefHeading___Toc325_2007774642" text:style-name="Index_20_Link" text:visited-style-name="Index_20_Link">CONCLUSÃO<text:tab/>5</text:a></text:p>
          <text:p text:style-name="P2"><text:a xlink:type="simple" xlink:href="#__RefHeading___Toc327_2007774642" text:style-name="Index_20_Link" text:visited-style-name="Index_20_Link">REFERENCIAS<text:tab/>5</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4"/>
      <text:p text:style-name="P4"/>
      <text:p text:style-name="P4"/>
      <text:p text:style-name="P4"/>
      <text:p text:style-name="P4"/>
      <text:p text:style-name="P4"/>
      <text:p text:style-name="P4"/>
      <text:p text:style-name="P4"/>
      <text:p text:style-name="P4"/>
      <text:h text:style-name="P15" text:outline-level="1"><text:bookmark-start text:name="__RefHeading___Toc321_2007774642"/><text:soft-page-break/>INTRODUÇÃO<text:bookmark-end text:name="__RefHeading___Toc321_2007774642"/></text:h>
      <text:p text:style-name="P16"/>
      <text:p text:style-name="P12">Nos dias atuais sabemos da importância de um sistema eficiente nos comércios, gracas a eles conseguimos agilizar vários processos para que possamos nos organizar melhor e entregar uma boa experiência para quem vai frequentar o local e para quem trabalho no mesmo. Desde pequenos locais de comércio até os mais altos estabelecimentos, o sistema especifico da área <text:span text:style-name="T4">é</text:span> de suma importância, sem o mesmo, tarefas como administrarão do local, seriam impossível de ser feita sem uma interação computacional.</text:p>
      <text:p text:style-name="P13">Sabe-se que em farmácias a grande variedade de produtos que pode ser encontrado, como remédios, produtos de higiene, estética e entre outros, necessita de um controle do que vai entrar ou sair, como também seus respectivos porcentagens de desconto, ou até mesmo um aumento no preço, necessita de um sistema que possa controlar, pois realizar essa administração no papel seria quase impossível nos dias atuais e também ineficiente para o local.</text:p>
      <text:p text:style-name="P14"><text:span text:style-name="T5">De acordo com o texto informatização da farmácia (2020), “</text:span><text:span text:style-name="T3">Quando uma farmácia faz uso da tecnologia, ou seja, de sistemas voltados para melhorar a administração, fica mais fácil analisar como está o seu cenário dentro do mercado em que atua. Dessa maneira, é possível tomar decisões mais assertivas, seja qual for o tamanho da sua drogaria.”</text:span></text:p>
      <text:p text:style-name="P17">O sistema Gaia tem a ideia de poder administrar toda a parte de uma farmácia desdes produtos que a possui até aos seus funcionários, dando assim uma grande eficiência para o estabelecimento.</text:p>
      <text:h text:style-name="P15" text:outline-level="1"/>
      <text:p text:style-name="P16"/>
      <text:p text:style-name="P16"/>
      <text:h text:style-name="P15" text:outline-level="1"><text:bookmark-start text:name="__RefHeading___Toc323_2007774642"/>DESENVOLVIMENTO<text:bookmark-end text:name="__RefHeading___Toc323_2007774642"/></text:h>
      <text:h text:style-name="P15" text:outline-level="1"><text:bookmark-start text:name="__RefHeading___Toc325_2007774642"/>CONCLUSÃO<text:bookmark-end text:name="__RefHeading___Toc325_2007774642"/></text:h>
      <text:p text:style-name="Text_20_body"><text:span text:style-name="T2"/></text:p>
      <text:h text:style-name="P15" text:outline-level="1"><text:bookmark-start text:name="__RefHeading___Toc327_2007774642"/><text:soft-page-break/>REFERENCIAS <text:bookmark-end text:name="__RefHeading___Toc327_2007774642"/></text:h>
      <text:p text:style-name="Text_20_body"><text:a xlink:type="simple" xlink:href="https://www.espacofarmaceutico.com.br/blog/2020/01/10/informatizacao-da-farmacia-um-ponto-fundamental-para-a-diferenciacao#:~:text=Quando%20uma%20farmácia%20faz%20uso,o%20tamanho%20da%20sua%20drogaria" text:style-name="Internet_20_link" text:visited-style-name="Visited_20_Internet_20_Link"><text:span text:style-name="T2">https://www.espacofarmaceutico.com.br/blog/2020/01/10/informatizacao-da-farmacia-um-ponto-fundamental-para-a-diferenciacao#:~:text=Quando%20uma%20farm%C3%A1cia%20faz%20uso,o%20tamanho%20da%20sua%20drogaria</text:span></text:a><text:span text:style-name="T2">. </text:span></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0fb657"/>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13T19:35:43.875000000</meta:creation-date>
    <dc:date>2022-06-16T16:30:14.937000000</dc:date>
    <meta:editing-duration>PT11M12S</meta:editing-duration>
    <meta:editing-cycles>3</meta:editing-cycles>
    <meta:generator>LibreOffice/7.2.0.4$Windows_X86_64 LibreOffice_project/9a9c6381e3f7a62afc1329bd359cc48accb6435b</meta:generator>
    <meta:document-statistic meta:table-count="0" meta:image-count="0" meta:object-count="0" meta:page-count="6" meta:paragraph-count="27" meta:word-count="331" meta:character-count="2293" meta:non-whitespace-character-count="1982"/>
  </office:meta>
</office:document-meta>
</file>